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f53" officeooo:paragraph-rsid="0007af53"/>
    </style:style>
    <style:style style:name="P2" style:family="paragraph" style:parent-style-name="Standard">
      <style:text-properties officeooo:rsid="0007af53" officeooo:paragraph-rsid="000a8b0a"/>
    </style:style>
    <style:style style:name="P3" style:family="paragraph" style:parent-style-name="Standard">
      <style:text-properties officeooo:paragraph-rsid="0007af53"/>
    </style:style>
    <style:style style:name="P4" style:family="paragraph" style:parent-style-name="Standard">
      <style:text-properties officeooo:rsid="000981dd" officeooo:paragraph-rsid="000981dd"/>
    </style:style>
    <style:style style:name="T1" style:family="text">
      <style:text-properties officeooo:rsid="0007af53"/>
    </style:style>
    <style:style style:name="T2" style:family="text">
      <style:text-properties officeooo:rsid="000981dd"/>
    </style:style>
    <style:style style:name="T3" style:family="text">
      <style:text-properties officeooo:rsid="000a8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ª Avaliação do componente curricular Teoria da Computação do curso de Ciência da Computação UFFS. <text:tab/></text:span></text:p>
      <text:p text:style-name="P1">Ministrada por: Andrei de Almeida Sampaio Braga</text:p>
      <text:p text:style-name="P1">Discente: Jardel Osorio Duarte</text:p>
      <text:p text:style-name="P1">Mátricula: 1611100062</text:p>
      <text:p text:style-name="P1"/>
      <text:p text:style-name="P1"/>
      <text:p text:style-name="P1">Respostas:</text:p>
      <text:p text:style-name="P1"/>
      <text:p text:style-name="P1">a) A</text:p>
      <text:p text:style-name="P1"/>
      <text:p text:style-name="P1">A máquina M rejeita a string 10011, sendo 100q211 a quarta configuração atingida durante o funcionamento de M para esta string.</text:p>
      <text:p text:style-name="P1"/>
      <text:p text:style-name="P1">b) B </text:p>
      <text:p text:style-name="P1"/>
      <text:p text:style-name="P1">{ w | w é uma string de 0’s e 1’s com o mesmo número de 0’s e 1’s }.</text:p>
      <text:p text:style-name="P1"/>
      <text:p text:style-name="P1">c) D</text:p>
      <text:p text:style-name="P1"><text:s/></text:p>
      <text:p text:style-name="P1">I, II, III e IV são todas afirmações verdadeiras.</text:p>
      <text:p text:style-name="P1"/>
      <text:p text:style-name="P1">Parte 2:</text:p>
      <text:p text:style-name="P1"/>
      <text:p text:style-name="P1">Considere a linguagem L = { 0 ^i1^j0^ i1^j | i, j &gt; 0 }.</text:p>
      <text:p text:style-name="P1"/>
      <text:p text:style-name="P1">(a) Através de uma explicação textual, descreva o funcionamento de uma máquina de Turing original.</text:p>
      <text:p text:style-name="P1"/>
      <text:p text:style-name="P1">R:. O funcionamento de uma máquina de Turing M original funciona da seguinte forma:</text:p>
      <text:p text:style-name="P1">○ Estado atual da máquina</text:p>
      <text:p text:style-name="P1">○ Conteúdo atual da fita</text:p>
      <text:p text:style-name="P1">○ Posição atual da cabeça da fita</text:p>
      <text:p text:style-name="P1"/>
      <text:p text:style-name="P1">Ao considerarmos uma entrada aceitável tal que L = {0<text:span text:style-name="T2">101</text:span>},<text:span text:style-name="T2"> {01110111}, </text:span><text:span text:style-name="T3">{001001}</text:span></text:p>
      <text:p text:style-name="P1">Teríamos então o seguinte funcionamento da máquina M:</text:p>
      <text:p text:style-name="P1"/>
      <text:p text:style-name="P4">1. Se a entrada conter um tamanho ímpar, rejeite. Se o primeiro simbolo for diferente de 0, rejeite.</text:p>
      <text:p text:style-name="P4"/>
      <text:p text:style-name="P2"/>
      <text:p text:style-name="P1">2. Se nenhum 0 for encontrado, rejeite. Se algum 1 correspondente a um 0 não for encontrado,</text:p>
      <text:p text:style-name="P1">rejeite. Quando todos os 0’s tiverem sido substituídos por x’s, verifique se existem 0’s ou 1’s à</text:p>
      <text:p text:style-name="P1">direita do último y. Se sim, rejeite; senão, aceite</text:p>
      <text:p text:style-name="P1">M que reconheça a linguagem L.</text:p>
      <text:p text:style-name="P1">(b) Descreva formalmente M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17:35.954156481</meta:creation-date>
    <dc:date>2021-03-23T18:15:49.960989837</dc:date>
    <meta:editing-duration>PT27M33S</meta:editing-duration>
    <meta:editing-cycles>1</meta:editing-cycles>
    <meta:document-statistic meta:table-count="0" meta:image-count="0" meta:object-count="0" meta:page-count="1" meta:paragraph-count="27" meta:word-count="240" meta:character-count="1323" meta:non-whitespace-character-count="1105"/>
    <meta:generator>LibreOffice/6.4.6.2$Linux_X86_64 LibreOffice_project/40$Build-2</meta:generator>
  </office:meta>
</office:document-meta>
</file>